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49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97" style:family="paragraph" style:parent-style-name="Table_20_Contents">
      <style:text-properties style:font-name="ＭＳ Ｐゴシック" style:font-name-asian="ＭＳ Ｐゴシック"/>
    </style:style>
    <style:style style:name="P9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99" style:family="paragraph" style:parent-style-name="Text_20_body" style:list-style-name="L49">
      <style:text-properties style:font-name="Arial" fo:font-size="13pt" style:font-name-asian="Arimo" style:font-size-asian="13pt" style:font-size-complex="13pt"/>
    </style:style>
    <style:style style:name="P100" style:family="paragraph" style:parent-style-name="Text_20_body">
      <style:text-properties style:font-name="ＭＳ Ｐゴシック" style:font-name-asian="ＭＳ Ｐゴシック"/>
    </style:style>
    <style:style style:name="P101" style:family="paragraph" style:parent-style-name="Text_20_body" style:list-style-name="L4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0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0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0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1278018928837300784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1127233954394734134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038080616397908240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1666070393067315619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7146539439836073748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5675334686422131242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823498850791040564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1054857842285449792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4184033140490703675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3082111467335115058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4116371626805202619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7158010752169589143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3687143724315817756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1729669247098449608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4079553377428687453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6173364890293751751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5519540010679199076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6642709865521317339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8323929801744817780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3276830357334549888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3934333480297182978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3906248498763359125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948253301903548437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4200449326191389267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8324703643886576441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2575642352138942332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6546919828210518788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1941571757748709047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3009455673287190142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4034911616698221504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9003967190854623298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2481343026203571202" text:style-name="L32">
              <text:list-item>
                <text:p text:style-name="P49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6107912606072035928" text:style-name="L65">
              <text:list-item>
                <text:p text:style-name="P80">開始　：　９：１０ 정도</text:p>
              </text:list-item>
              <text:list-item>
                <text:p text:style-name="P8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5471019897464935361" text:style-name="L50">
              <text:list-item>
                <text:p text:style-name="P65">`貢石` 。두 명</text:p>
              </text:list-item>
              <text:list-item>
                <text:p text:style-name="P65">컨트롤러를 갓고 있었던 분은 `てつ` 라는 문자가 들어있는 씰을 헬벳에 붙이고 있다.</text:p>
              </text:list-item>
              <text:list-item>
                <text:p text:style-name="P65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174833296683931988" text:style-name="L51">
              <text:list-item>
                <text:p text:style-name="P66">바이브 두 명.</text:p>
              </text:list-item>
              <text:list-item>
                <text:p text:style-name="P66">내가 담당해던 분은 베트남인. 165 좀. 젊다.</text:p>
              </text:list-item>
              <text:list-item>
                <text:p text:style-name="P66">이전에도 본 적이 있을까. / 본 적이 있는 것 같은 느낌이 있다.</text:p>
              </text:list-item>
              <text:list-item>
                <text:p text:style-name="P66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486561701435664549" text:style-name="L52">
              <text:list-item>
                <text:p text:style-name="P67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7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936467812964690577" text:style-name="L53">
              <text:list-item>
                <text:p text:style-name="P68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1738426937705612109" text:style-name="L54">
              <text:list-item>
                <text:p text:style-name="P69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109196894619083362" text:style-name="L5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9213078174115968246" text:style-name="L56">
              <text:list-item>
                <text:p text:style-name="P71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7605565203168064425" text:style-name="L57">
              <text:list-item>
                <text:p text:style-name="P72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1093483459092112660" text:style-name="L58">
              <text:list-item>
                <text:p text:style-name="P73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6688947562766200386" text:style-name="L59">
              <text:list-item>
                <text:p text:style-name="P7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5163135931928137261" text:style-name="L60">
              <text:list-item>
                <text:p text:style-name="P75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8827254844564860507" text:style-name="L61">
              <text:list-item>
                <text:p text:style-name="P76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6599973464419007399" text:style-name="L62">
              <text:list-item>
                <text:p text:style-name="P77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108111011807683269" text:style-name="L63">
              <text:list-item>
                <text:p text:style-name="P7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4886941397606061959" text:style-name="L64">
              <text:list-item>
                <text:p text:style-name="P79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/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29694769" text:continue-list="list5519540010679199076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754338978802006526" text:style-name="L66">
              <text:list-item>
                <text:p text:style-name="P81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4819621287669520543" text:style-name="L67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2823599180331559135" text:style-name="L68">
              <text:list-item>
                <text:p text:style-name="P83"/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8888830199670315916" text:style-name="L69">
              <text:list-item>
                <text:p text:style-name="P84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1600629169353035699" text:style-name="L70">
              <text:list-item>
                <text:p text:style-name="P85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105913701041355735" text:style-name="L71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052617609282667643" text:style-name="L72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034856643155998542" text:style-name="L73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<text:soft-page-break/>僚</text:p>
          </table:table-cell>
          <table:table-cell table:style-name="表2.C2" office:value-type="string">
            <text:list xml:id="list3713616688988608526" text:style-name="L74">
              <text:list-item>
                <text:p text:style-name="P89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3896549052948698773" text:style-name="L75">
              <text:list-item>
                <text:p text:style-name="P9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6959044184460840485" text:style-name="L76">
              <text:list-item>
                <text:p text:style-name="P91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6731126236267564644" text:style-name="L77">
              <text:list-item>
                <text:p text:style-name="P92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1936114455660957387" text:style-name="L78">
              <text:list-item>
                <text:p text:style-name="P93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437566001528911618" text:style-name="L79">
              <text:list-item>
                <text:p text:style-name="P9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4230621259853134114" text:style-name="L80">
              <text:list-item>
                <text:p text:style-name="P95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29697261" text:continue-list="list29694769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<text:soft-page-break/>ポンプ</text:p>
          </table:table-cell>
          <table:table-cell table:style-name="表13.C2" office:value-type="string">
            <text:list xml:id="list383398559010386893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3291925441738954458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3406734285425517109" text:style-name="L35">
              <text:list-item>
                <text:p text:style-name="P52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82720981533429754" text:style-name="L36">
              <text:list-item>
                <text:p text:style-name="P5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2051172399534793967" text:style-name="L37">
              <text:list-item>
                <text:p text:style-name="P5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3622191536898656383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568145615796764843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791978785075383667" text:style-name="L40">
              <text:list-item>
                <text:p text:style-name="P5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3759139532465459437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210444632204837545" text:style-name="L42">
              <text:list-item>
                <text:p text:style-name="P5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708771652133046457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5833141358099312562" text:style-name="L44">
              <text:list-item>
                <text:p text:style-name="P6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6857868155307358508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2771975272743366104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5819163222375233435" text:style-name="L47">
              <text:list-item>
                <text:p text:style-name="P64"/>
              </text:list-item>
            </text:list>
          </table:table-cell>
        </table:table-row>
      </table:table>
      <text:p text:style-name="P14"><text:soft-page-break/></text:p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6140940275456816528" text:style-name="L48">
        <text:list-item>
          <text:p text:style-name="P101">start apps</text:p>
          <text:list>
            <text:list-item>
              <text:p text:style-name="P101">doc (this)</text:p>
            </text:list-item>
            <text:list-item>
              <text:p text:style-name="P101">folder : C:\WORKS_2\WS\WS_Others.miscs\misc_files</text:p>
            </text:list-item>
            <text:list-item>
              <text:p text:style-name="P101">web page</text:p>
              <text:list>
                <text:list-item>
                  <text:p text:style-name="P10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2645980043642485321" text:style-name="L49">
        <text:list-item>
          <text:p text:style-name="P99">close</text:p>
          <text:list>
            <text:list-item>
              <text:p text:style-name="P99">image file</text:p>
            </text:list-item>
            <text:list-item>
              <text:p text:style-name="P9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99">folder : C:\WORKS_2\WS\WS_Others.miscs\misc_files</text:p>
            </text:list-item>
            <text:list-item>
              <text:p text:style-name="P99">this</text:p>
            </text:list-item>
          </text:list>
        </text:list-item>
        <text:list-item>
          <text:p text:style-name="P9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29691718" text:continue-numbering="true" text:style-name="L49">
        <text:list-item>
          <text:p text:style-name="P16"/>
        </text:list-item>
      </text:list>
      <text:p text:style-name="P15"><text:soft-page-break/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12-09T09:46:29.52</dc:date>
    <dc:creator>iwabuchi ken</dc:creator>
    <meta:editing-duration>P2DT6H13M41S</meta:editing-duration>
    <meta:editing-cycles>323</meta:editing-cycles>
    <meta:generator>OpenOffice/4.1.3$Win32 OpenOffice.org_project/413m1$Build-9783</meta:generator>
    <meta:document-statistic meta:table-count="6" meta:image-count="0" meta:object-count="0" meta:page-count="10" meta:paragraph-count="275" meta:word-count="2231" meta:character-count="4374"/>
  </office:meta>
</office:document-meta>
</file>